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text-properties officeooo:rsid="00160ab0" officeooo:paragraph-rsid="00160ab0"/>
    </style:style>
    <style:style style:name="P2" style:family="paragraph">
      <style:paragraph-properties fo:margin-top="0cm" fo:margin-bottom="0cm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margin-top="0cm" fo:margin-bottom="0cm"/>
      <style:text-properties fo:font-size="16pt" style:font-size-asian="16pt" style:font-size-complex="16pt"/>
    </style:style>
    <style:style style:name="P4" style:family="paragraph" style:parent-style-name="Heading_20_1">
      <style:paragraph-properties fo:break-before="page"/>
      <style:text-properties officeooo:rsid="0014b5fa" officeooo:paragraph-rsid="0014b5fa"/>
    </style:style>
    <style:style style:name="P5" style:family="paragraph" style:parent-style-name="Text_20_body">
      <style:text-properties officeooo:paragraph-rsid="0014b5fa"/>
    </style:style>
    <style:style style:name="P6" style:family="paragraph">
      <style:paragraph-properties fo:margin-top="0cm" fo:margin-bottom="0cm" fo:line-height="100%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cm" fo:margin-bottom="0cm" fo:line-height="100%"/>
      <style:text-properties fo:font-size="10pt" style:font-size-asian="10pt" style:font-size-complex="10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7cf68" officeooo:paragraph-rsid="0017cf68"/>
    </style:style>
    <style:style style:name="P10" style:family="paragraph">
      <style:paragraph-properties fo:margin-top="0.118cm" fo:margin-bottom="0.048cm"/>
      <style:text-properties fo:font-size="10pt" style:font-size-asian="10pt" style:font-size-complex="10pt"/>
    </style:style>
    <style:style style:name="P11" style:family="paragraph">
      <style:paragraph-properties fo:margin-top="0cm" fo:margin-bottom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top="0.118cm" fo:margin-bottom="0.048cm"/>
      <style:text-properties fo:font-size="10pt" style:font-size-asian="10pt" style:font-size-complex="10pt"/>
    </style:style>
    <style:style style:name="P13" style:family="paragraph" style:parent-style-name="Text_20_body">
      <style:text-properties officeooo:rsid="0019a2f5" officeooo:paragraph-rsid="0019a2f5"/>
    </style:style>
    <style:style style:name="P14" style:family="paragraph">
      <style:paragraph-properties fo:margin-top="0.42cm" fo:margin-bottom="0.349cm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42cm" fo:margin-bottom="0.349cm"/>
      <style:text-properties fo:font-size="10pt" style:font-size-asian="10pt" style:font-size-complex="10pt"/>
    </style:style>
    <style:style style:name="P16" style:family="paragraph">
      <style:paragraph-properties fo:margin-top="0.42cm" fo:margin-bottom="0.349cm"/>
    </style:style>
    <style:style style:name="P17" style:family="paragraph">
      <loext:graphic-properties draw:fill="none" draw:fill-color="#ffffff"/>
      <style:paragraph-properties fo:margin-top="0.42cm" fo:margin-bottom="0.349cm"/>
    </style:style>
    <style:style style:name="T1" style:family="text">
      <style:text-properties officeooo:rsid="00136f39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8.68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4.7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5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1.0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4.4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line-break/><text:span text:style-name="T1">Q3</text:span></text:h>
      <text:p text:style-name="P1">Source: Lecture 2 slide 49.</text:p>
      <text:p text:style-name="Text_20_body"><draw:frame text:anchor-type="paragraph" draw:z-index="0" draw:name="Text Frame 2" draw:style-name="gr1" draw:text-style-name="P3" svg:width="16.352cm" svg:height="8.686cm" svg:x="1.6cm" svg:y="0.813cm"><draw:text-box><text:p text:style-name="P2"><text:span text:style-name="T2">boolean running = true;</text:span></text:p><text:p text:style-name="P2"><text:span text:style-name="T2">Thread t1 = new Thread(() -&gt; {</text:span></text:p><text:p text:style-name="P2"><text:span text:style-name="T2"><text:tab/></text:span><text:span text:style-name="T2">while (running) {</text:span></text:p><text:p text:style-name="P2"><text:span text:style-name="T2"><text:tab/></text:span><text:span text:style-name="T2"><text:tab/></text:span><text:span text:style-name="T2"><text:tab/></text:span><text:span text:style-name="T2">/* do nothing */</text:span></text:p><text:p text:style-name="P2"><text:span text:style-name="T2"><text:tab/></text:span><text:span text:style-name="T2">}</text:span></text:p><text:p text:style-name="P2"><text:span text:style-name="T2"><text:tab/></text:span><text:span text:style-name="T2">System.out.println(“t1 finishing execution");</text:span></text:p><text:p text:style-name="P2"><text:span text:style-name="T2">})</text:span></text:p><text:p text:style-name="P2"><text:span text:style-name="T2">t1.start();</text:span></text:p><text:p text:style-name="P2"><text:span text:style-name="T2">try{Thread.sleep(500);}catch(…){…}</text:span></text:p><text:p text:style-name="P2"><text:span text:style-name="T2">running = false;</text:span></text:p><text:p text:style-name="P2"><text:span text:style-name="T2">System.out.println("Main finishing execution");</text:span></text:p></draw:text-box></draw:frame></text:p>
      <text:h text:style-name="P4" text:outline-level="1">Q3</text:h>
      <text:p text:style-name="P1">Source: Lecture 2 slide 58.</text:p>
      <text:p text:style-name="P5"><draw:frame text:anchor-type="paragraph" draw:z-index="1" draw:name="Text Frame 1" draw:style-name="gr2" draw:text-style-name="P7" svg:width="20.908cm" svg:height="14.745cm" svg:x="0.727cm" svg:y="-0.049cm"><draw:text-box><text:p text:style-name="P6"><text:span text:style-name="T2">// shared variables</text:span></text:p><text:p text:style-name="P6"><text:span text:style-name="T2">x=0;y=0;</text:span></text:p><text:p text:style-name="P6"><text:span text:style-name="T2">a=0;b=0;</text:span></text:p><text:p text:style-name="P6"><text:span text:style-name="T2">Object o = new Object(); // Threads definition</text:span></text:p><text:p text:style-name="P6"><text:span text:style-name="T2">Thread one = new Thread(() -&gt; {</text:span></text:p><text:p text:style-name="P6"><text:span text:style-name="T2"><text:tab/></text:span><text:span text:style-name="T2">synchronized (o) {</text:span></text:p><text:p text:style-name="P6"><text:span text:style-name="T2"><text:tab/></text:span><text:span text:style-name="T2"><text:tab/></text:span><text:span text:style-name="T2"><text:tab/></text:span><text:span text:style-name="T2">a=1;</text:span></text:p><text:p text:style-name="P6"><text:span text:style-name="T2"><text:tab/></text:span><text:span text:style-name="T2"><text:tab/></text:span><text:span text:style-name="T2"><text:tab/></text:span><text:span text:style-name="T2">x=b;</text:span></text:p><text:p text:style-name="P6"><text:span text:style-name="T2"><text:tab/></text:span><text:span text:style-name="T2"><text:tab/></text:span><text:span text:style-name="T2">}</text:span></text:p><text:p text:style-name="P6"><text:span text:style-name="T2">});</text:span></text:p><text:p text:style-name="P6"><text:span text:style-name="T2">Thread other = new Thread(() -&gt; {</text:span></text:p><text:p text:style-name="P6"><text:span text:style-name="T2"><text:tab/></text:span><text:span text:style-name="T2">synchronized (o) {</text:span></text:p><text:p text:style-name="P6"><text:span text:style-name="T2"><text:tab/></text:span><text:span text:style-name="T2"><text:tab/></text:span><text:span text:style-name="T2"><text:tab/></text:span><text:span text:style-name="T2">b=1;</text:span></text:p><text:p text:style-name="P6"><text:span text:style-name="T2"><text:tab/></text:span><text:span text:style-name="T2"><text:tab/></text:span><text:span text:style-name="T2"><text:tab/></text:span><text:span text:style-name="T2">y=a;</text:span></text:p><text:p text:style-name="P6"><text:span text:style-name="T2"><text:tab/></text:span><text:span text:style-name="T2">}</text:span></text:p><text:p text:style-name="P6"><text:span text:style-name="T2">});</text:span></text:p><text:p text:style-name="P6"><text:span text:style-name="T2">one.start();other.start();</text:span></text:p><text:p text:style-name="P6"><text:span text:style-name="T2">one.join();other.join();</text:span></text:p><text:p text:style-name="P6"><text:span text:style-name="T2">System.out.println("("+x+","+y+")");</text:span></text:p></draw:text-box></draw:frame></text:p>
      <text:h text:style-name="P8" text:outline-level="1">Q8</text:h>
      <text:p text:style-name="P9"><draw:frame text:anchor-type="paragraph" draw:z-index="2" draw:name="Text Frame 3" draw:style-name="gr3" draw:text-style-name="P12" svg:width="18.866cm" svg:height="15.608cm" svg:x="5.68cm" svg:y="0.062cm"><draw:text-box><text:p text:style-name="P10"><text:span text:style-name="T2">public void push(T value) {</text:span></text:p><text:p text:style-name="P10"><text:span text:style-name="T2"><text:tab/></text:span><text:span text:style-name="T2">Node newHead = new Node(value);</text:span></text:p><text:p text:style-name="P10"><text:span text:style-name="T2"><text:tab/></text:span><text:span text:style-name="T2">Node oldHead;</text:span></text:p><text:p text:style-name="P10"><text:span text:style-name="T2"><text:tab/></text:span><text:span text:style-name="T2">do {</text:span></text:p><text:p text:style-name="P10"><text:span text:style-name="T2"><text:tab/></text:span><text:span text:style-name="T2"><text:tab/></text:span><text:span text:style-name="T2"><text:tab/></text:span><text:span text:style-name="T2">oldHead = top.get();</text:span></text:p><text:p text:style-name="P10"><text:span text:style-name="T2"><text:tab/></text:span><text:span text:style-name="T2"><text:tab/></text:span><text:span text:style-name="T2"><text:tab/></text:span><text:span text:style-name="T2">newHead.next = oldHead;</text:span></text:p><text:p text:style-name="P10"><text:span text:style-name="T2"><text:tab/></text:span><text:span text:style-name="T2">} while (!top.compareAndSet(oldHead,newHead));</text:span></text:p><text:p text:style-name="P10"><text:span text:style-name="T2">}</text:span></text:p><text:p text:style-name="P10"><text:span text:style-name="T2"/></text:p><text:p text:style-name="P11"><text:span text:style-name="T2">public T pop() {</text:span></text:p><text:p text:style-name="P11"><text:span text:style-name="T2"><text:tab/></text:span><text:span text:style-name="T2">Node newHead;</text:span></text:p><text:p text:style-name="P11"><text:span text:style-name="T2"><text:tab/></text:span><text:span text:style-name="T2">Node oldHead;</text:span></text:p><text:p text:style-name="P11"><text:span text:style-name="T2"><text:tab/></text:span><text:span text:style-name="T2">do {</text:span></text:p><text:p text:style-name="P11"><text:span text:style-name="T2"><text:tab/></text:span><text:span text:style-name="T2">oldHead = top.get();</text:span></text:p><text:p text:style-name="P11"><text:span text:style-name="T2"><text:tab/></text:span><text:span text:style-name="T2">if(oldHead == null) { return null; }</text:span></text:p><text:p text:style-name="P11"><text:span text:style-name="T2"><text:tab/></text:span><text:span text:style-name="T2">newHead = oldHead.next;</text:span></text:p><text:p text:style-name="P11"><text:span text:style-name="T2"><text:tab/></text:span><text:span text:style-name="T2">} while (!top.compareAndSet(oldHead,newHead));</text:span></text:p><text:p text:style-name="P11"><text:span text:style-name="T2"><text:tab/></text:span><text:span text:style-name="T2">return oldHead.value;</text:span></text:p><text:p text:style-name="P11"><text:span text:style-name="T2">}</text:span></text:p></draw:text-box></draw:frame>Source: Lecture 5 slide 34.</text:p>
      <text:p text:style-name="P9"/>
      <text:h text:style-name="P8" text:outline-level="1">Q8</text:h>
      <text:p text:style-name="P13"><draw:frame text:anchor-type="paragraph" draw:z-index="3" draw:name="Text Frame 4" draw:style-name="gr4" draw:text-style-name="P15" svg:width="15.743cm" svg:height="11.471cm" svg:x="-0.723cm" svg:y="0.781cm"><draw:text-box><text:p text:style-name="P14"><text:span text:style-name="T2">class MyAtomicInteger {</text:span></text:p><text:p text:style-name="P14"><text:span text:style-name="T2"><text:tab/></text:span><text:span text:style-name="T2">…</text:span></text:p><text:p text:style-name="P14"><text:span text:style-name="T2"><text:tab/></text:span><text:span text:style-name="T2">public int addAndGet(int delta) {</text:span></text:p><text:p text:style-name="P14"><text:span text:style-name="T2"><text:tab/></text:span><text:span text:style-name="T2"><text:tab/></text:span><text:span text:style-name="T2"><text:tab/></text:span><text:span text:style-name="T2">int oldValue, newValue;</text:span></text:p><text:p text:style-name="P14"><text:span text:style-name="T2"><text:tab/></text:span><text:span text:style-name="T2"><text:tab/></text:span><text:span text:style-name="T2"><text:tab/></text:span><text:span text:style-name="T2">do {</text:span></text:p>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oldValue = get();</text:span></text:p><text:p text:style-name="P14"><text:span text:style-name="T2"><text:tab/></text:span><text:span text:style-name="T2"><text:tab/></text:span><text:span text:style-name="T2"><text:tab/></text:span><text:span text:style-name="T2"><text:tab/></text:span><text:span text:style-name="T2">newValue = oldValue + delta;</text:span></text:p><text:p text:style-name="P14"><text:span text:style-name="T2"><text:tab/></text:span><text:span text:style-name="T2"><text:tab/></text:span><text:span text:style-name="T2"><text:tab/></text:span><text:span text:style-name="T2">} while (!compareAndSet(oldValue, newValue));</text:span></text:p><text:p text:style-name="P14"><text:span text:style-name="T2"><text:tab/></text:span><text:span text:style-name="T2"><text:tab/></text:span><text:span text:style-name="T2"><text:tab/></text:span><text:span text:style-name="T2">return newValue;</text:span></text:p><text:p text:style-name="P14"><text:span text:style-name="T2"><text:tab/></text:span><text:span text:style-name="T2">}</text:span></text:p></draw:text-box></draw:frame><draw:frame text:anchor-type="paragraph" draw:z-index="4" draw:name="Text Frame 5" draw:style-name="gr5" draw:text-style-name="P17" svg:width="11.933cm" svg:height="14.5cm" svg:x="14.676cm" svg:y="0.437cm"><draw:text-box><text:p text:style-name="P16"><text:span text:style-name="T2"><text:tab/></text:span><text:span text:style-name="T2">public int getAndAdd(int delta) {</text:span></text:p><text:p text:style-name="P16"><text:span text:style-name="T2"><text:tab/></text:span><text:span text:style-name="T2"><text:tab/></text:span><text:span text:style-name="T2"><text:tab/></text:span><text:span text:style-name="T2">int oldValue, newValue;</text:span></text:p><text:p text:style-name="P16"><text:span text:style-name="T2"><text:tab/></text:span><text:span text:style-name="T2"><text:tab/></text:span><text:span text:style-name="T2"><text:tab/></text:span><text:span text:style-name="T2">do {</text:span></text:p><text:p text:style-name="P16"><text:span text:style-name="T2"><text:tab/></text:span><text:span text:style-name="T2"><text:tab/></text:span><text:span text:style-name="T2"><text:tab/></text:span><text:span text:style-name="T2"><text:tab/></text:span><text:span text:style-name="T2">oldValue = get();</text:span></text:p><text:p text:style-name="P16"><text:span text:style-name="T2"><text:tab/></text:span><text:span text:style-name="T2"><text:tab/></text:span><text:span text:style-name="T2"><text:tab/></text:span><text:span text:style-name="T2"><text:tab/></text:span><text:span text:style-name="T2">newValue = oldValue + delta;</text:span></text:p><text:p text:style-name="P16"><text:span text:style-name="T2"><text:tab/></text:span><text:span text:style-name="T2"><text:tab/></text:span><text:span text:style-name="T2"><text:tab/></text:span><text:span text:style-name="T2">} while (!compareAndSet(</text:span></text:p><text:p text:style-name="P16"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2">oldValue, newValue));</text:span></text:p><text:p text:style-name="P16"><text:span text:style-name="T2"><text:tab/></text:span><text:span text:style-name="T2"><text:tab/></text:span><text:span text:style-name="T2"><text:tab/></text:span><text:span text:style-name="T2">return oldValue;</text:span></text:p><text:p text:style-name="P16"><text:span text:style-name="T2"><text:tab/></text:span><text:span text:style-name="T2"><text:tab/></text:span><text:span text:style-name="T2">}</text:span></text:p><text:p text:style-name="P16"><text:span text:style-name="T2"><text:tab/></text:span><text:span text:style-name="T2">…</text:span></text:p><text:p text:style-name="P16"><text:span text:style-name="T2">}</text:span></text:p></draw:text-box></draw:frame>Source: Lecture 5 slide 1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14:52.623566394</meta:creation-date>
    <dc:date>2025-01-08T23:58:40.748541083</dc:date>
    <meta:editing-duration>PT9H32M5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4" meta:paragraph-count="8" meta:word-count="24" meta:character-count="117" meta:non-whitespace-character-count="100"/>
  </office:meta>
</office:document-meta>
</file>